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justify"/>
      <style:text-properties style:font-name="Times New Roman" style:font-name-complex="Times New Roman"/>
    </style:style>
    <style:style style:name="P2" style:parent-style-name="Textbody" style:family="paragraph">
      <style:paragraph-properties fo:text-align="justify"/>
      <style:text-properties style:font-name="Times New Roman" style:font-name-complex="Times New Roman"/>
    </style:style>
    <style:style style:name="P3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" style:parent-style-name="Textbody" style:family="paragraph">
      <style:paragraph-properties fo:text-align="justify"/>
      <style:text-properties style:font-name="Times New Roman" style:font-name-complex="Times New Roman"/>
    </style:style>
    <style:style style:name="P5" style:parent-style-name="Textbody" style:family="paragraph">
      <style:paragraph-properties fo:text-align="justify"/>
    </style:style>
    <style:style style:name="T6" style:parent-style-name="Bekezdésalapbetűtípusa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A projekt célja egy modern, reszponzív<text:s/>konditermiweboldal és belső rendszer, amely egyszerre szolgál információs felületként és ügyfélkezelő, foglaló és értékesítő platformként. Az oldal nyitóoldala és bemutató részei regisztráció nélkül is elérhetőek: képgaléria, a terem felszereltségének bemutatása, nyitvatartás, kapcsolat és egyértelmű, könnyen elérhető árlista segíti a látogatót abban, hogy gyorsan megismerje a szolgáltatásokat és lehetőségeket.</text:p>
      <text:p text:style-name="P2">A felhasználói élmény központi eleme a gyors és egyszerű regisztrációs folyamat, amely után a felhasználók személyes profilt kapnak: alapadatok (név, életkor, telefonszám).</text:p>
      <text:p text:style-name="P3">Az edzőknek saját, részletes profiloldalt biztosítunk, ahol bemutatkozhatnak, feltölthetik fényképüket és megadhatják áraikat; a rendszerben rendelkezésre álló naptár segítségével felajánlhatnak vagy lemondhatnak órákat, és kezelhetik a saját foglalásaikat. A foglalási logika úgy épül fel, hogy a felhasználók könnyen átlássák az edzők szabad időpontjait, egyszerűen foglalhassanak és a lemondási szabályok például ingyenes lemondási időablak egyértelműen kommunikálva legyenek.</text:p>
      <text:p text:style-name="P4">Az adminisztrátori felület teljes körű hozzáférést nyújt az üzemeltetőknek: a regisztrált felhasználók és edzők kezelése, árak és oldaltartalmak szerkesztése.<text:s/>A szerepkörök admin, edző, felhasználó világos jogosultsági rendszerrel szerveződnek, így az egyes funkciókhoz csak a megfelelő jogosultsággal rendelkező felhasználók férnek hozzá. Az adatvédelem és biztonság elsődleges: a rendszer GDPR<text:s/>kompatibilis adatkezelést biztosít, a jelszavak biztonságos tárolása hash<text:s/>+<text:s/>salt megoldással történik.</text:p>
      <text:p text:style-name="P5"><text:span text:style-name="T6">Műszakilag a platform skálázható architektúrára épül: a médiafájlok, különösen a videók és nagy felbontású képek, külső tárhelyen vagy CDNen tárolódnak a gyors betöltés és költséghatékonyság érdekében. Az értesítési rendszer email és push értesítésekre épül, így a foglalások visszaigazolása, emlékeztetők és lemondási értesítések minden felhasználóhoz megbízhatóan eljutnak. Összességében a rendszer célja, hogy egyszerre legyen felhasználóbarát a látogatók és ügyfelek számára, valamint hatékony és átlátható eszköz az üzemeltetők és edzők munkájához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365 felhasználó</dc:creator>
    <meta:creation-date>2025-09-12T09:52:00Z</meta:creation-date>
    <dc:date>2026-04-23T14:04:00Z</dc:date>
    <meta:template xlink:href="Normal.dotm" xlink:type="simple"/>
    <meta:editing-cycles>4</meta:editing-cycles>
    <meta:editing-duration>PT1680S</meta:editing-duration>
    <meta:document-statistic meta:page-count="1" meta:paragraph-count="4" meta:word-count="273" meta:character-count="2156" meta:row-count="15" meta:non-whitespace-character-count="1887"/>
  </office:meta>
</office:document-meta>
</file>